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507in" fo:margin-left="-0.1507in" fo:margin-top="0in" fo:margin-bottom="0in" table:align="left" style:writing-mode="lr-tb"/>
    </style:style>
    <style:style style:name="Table1.A" style:family="table-column">
      <style:table-column-properties style:column-width="1.6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Table2" style:family="table">
      <style:table-properties style:width="6.6507in" fo:margin-left="-0.1507in" fo:margin-top="0in" fo:margin-bottom="0in" table:align="left" style:writing-mode="lr-tb"/>
    </style:style>
    <style:style style:name="Table2.A" style:family="table-column">
      <style:table-column-properties style:column-width="1.6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Table3" style:family="table">
      <style:table-properties style:width="6.6507in" fo:margin-left="-0.1507in" fo:margin-top="0in" fo:margin-bottom="0in" table:align="left" style:writing-mode="lr-tb"/>
    </style:style>
    <style:style style:name="Table3.A" style:family="table-column">
      <style:table-column-properties style:column-width="1.662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Table4" style:family="table">
      <style:table-properties style:width="6.6507in" fo:margin-left="-0.1507in" fo:margin-top="0in" fo:margin-bottom="0in" table:align="left" style:writing-mode="lr-tb"/>
    </style:style>
    <style:style style:name="Table4.A" style:family="table-column">
      <style:table-column-properties style:column-width="1.66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P1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style:vertical-align="auto" style:writing-mode="lr-tb">
        <style:tab-stops/>
      </style:paragraph-properties>
    </style:style>
    <style:style style:name="P2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style:vertical-align="auto" style:writing-mode="lr-tb"/>
    </style:style>
    <style:style style:name="P3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vertical-align="auto" style:writing-mode="lr-tb"/>
      <style:text-properties fo:font-size="14pt" style:font-size-asian="14pt"/>
    </style:style>
    <style:style style:name="P4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vertical-align="auto" style:writing-mode="lr-tb"/>
      <style:text-properties fo:font-size="14pt" officeooo:rsid="001c5906" officeooo:paragraph-rsid="001c5906" style:font-size-asian="14pt"/>
    </style:style>
    <style:style style:name="P5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style:vertical-align="auto" style:writing-mode="lr-tb"/>
    </style:style>
    <style:style style:name="P6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orphans="2" fo:widows="2" fo:text-indent="0in" style:auto-text-indent="false" style:vertical-align="auto" style:writing-mode="lr-tb"/>
    </style:style>
    <style:style style:name="P7" style:family="paragraph" style:parent-style-name="Standard" style:master-page-name="Standard"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style:page-number="auto" style:vertical-align="auto" style:writing-mode="lr-tb"/>
    </style:style>
    <style:style style:name="P8" style:family="paragraph" style:parent-style-name="List_20_Paragraph" style:list-style-name="WWNum1">
      <style:paragraph-properties fo:margin-left="0.5in" fo:margin-right="0in" fo:margin-top="0in" fo:margin-bottom="0.139in" loext:contextual-spacing="true" fo:line-height="115%" fo:text-align="start" style:justify-single-word="false" fo:orphans="2" fo:widows="2" fo:text-indent="0in" style:auto-text-indent="false" style:vertical-align="auto" style:writing-mode="lr-tb">
        <style:tab-stops/>
      </style:paragraph-properties>
    </style:style>
    <style:style style:name="P9" style:family="paragraph" style:parent-style-name="List_20_Paragraph" style:list-style-name="WWNum2">
      <style:paragraph-properties fo:margin-left="0.5in" fo:margin-right="0in" fo:margin-top="0in" fo:margin-bottom="0.139in" loext:contextual-spacing="true" fo:line-height="115%" fo:text-align="start" style:justify-single-word="false" fo:orphans="2" fo:widows="2" fo:text-indent="0in" style:auto-text-indent="false" style:vertical-align="auto" style:writing-mode="lr-tb">
        <style:tab-stops/>
      </style:paragraph-properties>
    </style:style>
    <style:style style:name="P10" style:family="paragraph" style:parent-style-name="List_20_Paragraph" style:list-style-name="WWNum3">
      <style:paragraph-properties fo:margin-left="0.5in" fo:margin-right="0in" fo:margin-top="0in" fo:margin-bottom="0.139in" loext:contextual-spacing="true" fo:line-height="115%" fo:text-align="start" style:justify-single-word="false" fo:orphans="2" fo:widows="2" fo:text-indent="0in" style:auto-text-indent="false" style:vertical-align="auto" style:writing-mode="lr-tb">
        <style:tab-stops/>
      </style:paragraph-properties>
    </style:style>
    <style:style style:name="P11" style:family="paragraph" style:parent-style-name="List_20_Paragraph">
      <style:paragraph-properties fo:margin-left="0.5in" fo:margin-right="0in" fo:margin-top="0in" fo:margin-bottom="0.139in" loext:contextual-spacing="true" fo:line-height="115%" fo:text-align="start" style:justify-single-word="false" fo:orphans="2" fo:widows="2" fo:text-indent="0in" style:auto-text-indent="false" style:vertical-align="auto" style:writing-mode="lr-tb"/>
    </style:style>
    <style:style style:name="P12" style:family="paragraph" style:parent-style-name="List_20_Paragraph">
      <style:paragraph-properties fo:margin-left="0.5in" fo:margin-right="0in" fo:margin-top="0in" fo:margin-bottom="0.139in" loext:contextual-spacing="true" fo:line-height="115%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officeooo:rsid="001bbb03" officeooo:paragraph-rsid="001bbb03"/>
    </style:style>
    <style:style style:name="P13" style:family="paragraph" style:parent-style-name="List_20_Paragraph" style:list-style-name="WWNum2">
      <style:paragraph-properties fo:margin-left="0.5in" fo:margin-right="0in" fo:margin-top="0in" fo:margin-bottom="0.139in" loext:contextual-spacing="true" fo:line-height="115%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officeooo:rsid="001bbb03" officeooo:paragraph-rsid="001bbb03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Courier New" style:font-name-complex="Courier New1"/>
    </style:style>
    <style:style style:name="T4" style:family="text">
      <style:text-properties fo:font-size="14pt" style:font-size-asian="14pt"/>
    </style:style>
    <style:style style:name="T5" style:family="text">
      <style:text-properties officeooo:rsid="001bbb03"/>
    </style:style>
    <style:style style:name="T6" style:family="text">
      <style:text-properties officeooo:rsid="001c59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ame: <text:s/><text:line-break/>Date: </text:p>
      <text:p text:style-name="P6"><text:span text:style-name="T1">Magpie Chatbot Lab</text:span></text:p>
      <text:p text:style-name="P5"><text:span text:style-name="T2">Directions</text:span>: Make note of your responses to the following questions as you work through activities 1, 2, and 3 of the AP Computer Science Lab Student Guide: Magpie.</text:p>
      <text:p text:style-name="P5"><text:span text:style-name="T2">Activity 1</text:span></text:p>
      <text:list xml:id="list3649832403274224842" text:style-name="WWNum1">
        <text:list-item>
          <text:p text:style-name="P8">Think about your conversation with a chatbot. <text:s/>Identify key words to which you think the chatbot responds.</text:p>
        </text:list-item>
      </text:list>
      <text:p text:style-name="P12">The chatbot responds to “mother” and “no”.</text:p>
      <text:p text:style-name="P11"/>
      <text:list xml:id="list101812512943244" text:continue-numbering="true" text:style-name="WWNum1">
        <text:list-item>
          <text:p text:style-name="P8">Suggest several key words and the possible corresponding responses.</text:p>
          <text:p text:style-name="P8">“<text:span text:style-name="T5">No” should only be used if it is a word by itself.</text:span></text:p>
          <text:p text:style-name="P8">“<text:span text:style-name="T5">Hi” should answer with “hi”</text:span></text:p>
          <text:p text:style-name="P8">“<text:span text:style-name="T5">You” should answer with “what about me?” or something along the lines.</text:span></text:p>
        </text:list-item>
      </text:list>
      <text:p text:style-name="P5"/>
      <text:p text:style-name="P5"><text:span text:style-name="T2">Activity 2</text:span></text:p>
      <text:list xml:id="list1316941363389866472" text:style-name="WWNum2">
        <text:list-item>
          <text:p text:style-name="P9">What happens when a key word is included in another word? Consider statements like “I know all the state capitals” and “I like vegetables smothered in cheese”. <text:s/>Explain the problem with the responses.</text:p>
          <text:p text:style-name="P13">The chatbot detects the keyword still, and says the corresponding response.</text:p>
        </text:list-item>
      </text:list>
      <text:p text:style-name="P11"><text:s/></text:p>
      <text:list xml:id="list101811812224089" text:continue-numbering="true" text:style-name="WWNum2">
        <text:list-item>
          <text:p text:style-name="P9">They lab suggests using the <text:span text:style-name="T3">trim</text:span> method from the String class. How does it work? <text:s/>Show an example of a String value before and after the <text:span text:style-name="T3">trim</text:span> method is invoked. </text:p>
          <text:p text:style-name="P13">The trim method gets rid of the whitespace surrounding a string. For example, “\t\tas df <text:s text:c="3"/>\t” will become “as df”</text:p>
        </text:list-item>
      </text:list>
      <text:p text:style-name="P11"/>
      <text:list xml:id="list101812457260647" text:continue-numbering="true" text:style-name="WWNum2">
        <text:list-item>
          <text:p text:style-name="P9">What happens when more than one keyword appears in a string? Consider the string “My mother has a dog but no cat.” Explain how to prioritize responses in the reply method.</text:p>
          <text:p text:style-name="P9">“<text:span text:style-name="T5">no” comes first, then “mother”. To prioritize a response, place it above another response in the if-else chain in the reply method.</text:span></text:p>
        </text:list-item>
      </text:list>
      <text:p text:style-name="P11"/>
      <text:p text:style-name="P5"/>
      <text:p text:style-name="P5"><text:span text:style-name="T2">Activity 3</text:span></text:p>
      <text:p text:style-name="P5"><text:soft-page-break/>Trace through the following methods. Write the value of each variable <text:span text:style-name="T3">psn</text:span>, <text:span text:style-name="T3">before</text:span>, and <text:span text:style-name="T3">after</text:span> each time the program control reaches the point in the method indicated by the comment.</text:p>
      <text:list xml:id="list3571087720771353276" text:style-name="WWNum3">
        <text:list-item>
          <text:p text:style-name="P10"><text:s/>findKeyword( “She’s my sister”, <text:s/>“sister”, 0);</text:p>
        </text:list-item>
      </text:list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1"><text:span text:style-name="T4">Iteration</text:span></text:p>
          </table:table-cell>
          <table:table-cell table:style-name="Table1.A1" office:value-type="string">
            <text:p text:style-name="P1"><text:span text:style-name="T4">psn</text:span></text:p>
          </table:table-cell>
          <table:table-cell table:style-name="Table1.A1" office:value-type="string">
            <text:p text:style-name="P1"><text:span text:style-name="T4">before</text:span></text:p>
          </table:table-cell>
          <table:table-cell table:style-name="Table1.A1" office:value-type="string">
            <text:p text:style-name="P1"><text:span text:style-name="T4">after</text:span></text:p>
          </table:table-cell>
        </table:table-row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3">“ “</text:p>
          </table:table-cell>
          <table:table-cell table:style-name="Table1.A1" office:value-type="string">
            <text:p text:style-name="P3">“ “</text:p>
          </table:table-cell>
        </table:table-row>
      </table:table>
      <text:p text:style-name="P5"/>
      <text:list xml:id="list101811170450041" text:continue-numbering="true" text:style-name="WWNum3">
        <text:list-item>
          <text:p text:style-name="P10">findKeyword( “Brother Tom is helpful”, “brother”, 0);</text:p>
        </text:list-item>
      </text:list>
      <text:p text:style-name="P5"/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2"><text:span text:style-name="T4">Iteration</text:span></text:p>
          </table:table-cell>
          <table:table-cell table:style-name="Table2.A1" office:value-type="string">
            <text:p text:style-name="P2"><text:span text:style-name="T4">psn</text:span></text:p>
          </table:table-cell>
          <table:table-cell table:style-name="Table2.A1" office:value-type="string">
            <text:p text:style-name="P2"><text:span text:style-name="T4">before</text:span></text:p>
          </table:table-cell>
          <table:table-cell table:style-name="Table2.A1" office:value-type="string">
            <text:p text:style-name="P2"><text:span text:style-name="T4">after</text:span></text:p>
          </table:table-cell>
        </table:table-row>
        <table:table-row table:style-name="Table2.1"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3">“ “</text:p>
          </table:table-cell>
          <table:table-cell table:style-name="Table2.A1" office:value-type="string">
            <text:p text:style-name="P3">“ “</text:p>
          </table:table-cell>
        </table:table-row>
      </table:table>
      <text:p text:style-name="P11"/>
      <text:list xml:id="list101811832489438" text:continue-numbering="true" text:style-name="WWNum3">
        <text:list-item>
          <text:p text:style-name="P10">findKeyword( “I can’t catch wild cats.”, “cat”, 0);</text:p>
        </text:list-item>
      </text:list>
      <table:table table:name="Table3" table:style-name="Table3">
        <table:table-column table:style-name="Table3.A" table:number-columns-repeated="4"/>
        <table:table-row table:style-name="Table3.1">
          <table:table-cell table:style-name="Table3.A1" office:value-type="string">
            <text:p text:style-name="P2"><text:span text:style-name="T4">Iteration</text:span></text:p>
          </table:table-cell>
          <table:table-cell table:style-name="Table3.A1" office:value-type="string">
            <text:p text:style-name="P2"><text:span text:style-name="T4">psn</text:span></text:p>
          </table:table-cell>
          <table:table-cell table:style-name="Table3.A1" office:value-type="string">
            <text:p text:style-name="P2"><text:span text:style-name="T4">before</text:span></text:p>
          </table:table-cell>
          <table:table-cell table:style-name="Table3.A1" office:value-type="string">
            <text:p text:style-name="P2"><text:span text:style-name="T4">after</text:span></text:p>
          </table:table-cell>
        </table:table-row>
        <table:table-row table:style-name="Table3.1"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8</text:p>
          </table:table-cell>
          <table:table-cell table:style-name="Table3.A1" office:value-type="string">
            <text:p text:style-name="P3">“ “</text:p>
          </table:table-cell>
          <table:table-cell table:style-name="Table3.A1" office:value-type="string">
            <text:p text:style-name="P3">“<text:span text:style-name="T6">c”</text:span></text:p>
          </table:table-cell>
        </table:table-row>
        <table:table-row table:style-name="Table3.1"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19</text:p>
          </table:table-cell>
          <table:table-cell table:style-name="Table3.A1" office:value-type="string">
            <text:p text:style-name="P3">“ “</text:p>
          </table:table-cell>
          <table:table-cell table:style-name="Table3.A1" office:value-type="string">
            <text:p text:style-name="P3">“<text:span text:style-name="T6">s”</text:span></text:p>
          </table:table-cell>
        </table:table-row>
        <table:table-row table:style-name="Table3.1"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3">-<text:span text:style-name="T6">1</text:span></text:p>
          </table:table-cell>
          <table:table-cell table:style-name="Table3.A1" office:value-type="string">
            <text:p text:style-name="P4">“ “</text:p>
          </table:table-cell>
          <table:table-cell table:style-name="Table3.A1" office:value-type="string">
            <text:p text:style-name="P4">“s”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</table:table>
      <text:p text:style-name="P11"/>
      <text:list xml:id="list101812723529894" text:continue-numbering="true" text:style-name="WWNum3">
        <text:list-item>
          <text:p text:style-name="P10">findKeyword( “I know nothing about snow plows.”, “no”, 0);</text:p>
        </text:list-item>
      </text:list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2"><text:span text:style-name="T4">Iteration</text:span></text:p>
          </table:table-cell>
          <table:table-cell table:style-name="Table4.A1" office:value-type="string">
            <text:p text:style-name="P2"><text:span text:style-name="T4">psn</text:span></text:p>
          </table:table-cell>
          <table:table-cell table:style-name="Table4.A1" office:value-type="string">
            <text:p text:style-name="P2"><text:span text:style-name="T4">before</text:span></text:p>
          </table:table-cell>
          <table:table-cell table:style-name="Table4.A1" office:value-type="string">
            <text:p text:style-name="P2"><text:span text:style-name="T4">after</text:span></text:p>
          </table:table-cell>
        </table:table-row>
        <table:table-row table:style-name="Table4.1">
          <table:table-cell table:style-name="Table4.A1" office:value-type="string">
            <text:p text:style-name="P4">1</text:p>
          </table:table-cell>
          <table:table-cell table:style-name="Table4.A1" office:value-type="string">
            <text:p text:style-name="P4">3</text:p>
          </table:table-cell>
          <table:table-cell table:style-name="Table4.A1" office:value-type="string">
            <text:p text:style-name="P4">“k”</text:p>
          </table:table-cell>
          <table:table-cell table:style-name="Table4.A1" office:value-type="string">
            <text:p text:style-name="P3">“<text:span text:style-name="T6">w”</text:span></text:p>
          </table:table-cell>
        </table:table-row>
        <table:table-row table:style-name="Table4.1">
          <table:table-cell table:style-name="Table4.A1" office:value-type="string">
            <text:p text:style-name="P4">2</text:p>
          </table:table-cell>
          <table:table-cell table:style-name="Table4.A1" office:value-type="string">
            <text:p text:style-name="P4">7</text:p>
          </table:table-cell>
          <table:table-cell table:style-name="Table4.A1" office:value-type="string">
            <text:p text:style-name="P3">“ “</text:p>
          </table:table-cell>
          <table:table-cell table:style-name="Table4.A1" office:value-type="string">
            <text:p text:style-name="P3">“<text:span text:style-name="T6">t”</text:span></text:p>
          </table:table-cell>
        </table:table-row>
        <table:table-row table:style-name="Table4.1">
          <table:table-cell table:style-name="Table4.A1" office:value-type="string">
            <text:p text:style-name="P4">3</text:p>
          </table:table-cell>
          <table:table-cell table:style-name="Table4.A1" office:value-type="string">
            <text:p text:style-name="P4">22</text:p>
          </table:table-cell>
          <table:table-cell table:style-name="Table4.A1" office:value-type="string">
            <text:p text:style-name="P3">“<text:span text:style-name="T6">s”</text:span></text:p>
          </table:table-cell>
          <table:table-cell table:style-name="Table4.A1" office:value-type="string">
            <text:p text:style-name="P3">“<text:span text:style-name="T6">w”</text:span></text:p>
          </table:table-cell>
        </table:table-row>
        <table:table-row table:style-name="Table4.1">
          <table:table-cell table:style-name="Table4.A1" office:value-type="string">
            <text:p text:style-name="P4">4</text:p>
          </table:table-cell>
          <table:table-cell table:style-name="Table4.A1" office:value-type="string">
            <text:p text:style-name="P3">-<text:span text:style-name="T6">1</text:span></text:p>
          </table:table-cell>
          <table:table-cell table:style-name="Table4.A1" office:value-type="string">
            <text:p text:style-name="P4">“s”</text:p>
          </table:table-cell>
          <table:table-cell table:style-name="Table4.A1" office:value-type="string">
            <text:p text:style-name="P4">“w”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align="start" style:justify-single-word="false" fo:orphans="2" fo:widows="2" fo:text-indent="0in" style:auto-text-indent="false" style:vertical-align="auto"/>
      <style:text-properties style:font-name="Calibri" fo:font-family="Calibri" style:font-family-generic="roman" style:font-pitch="variable" fo:font-size="11pt" fo:language="en" fo:country="US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" fo:font-family="Calibri" style:font-family-generic="roman" style:font-pitch="variable" fo:font-size="11pt" fo:language="en" fo:country="US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Courier New" fo:font-family="'Courier New'" style:font-family-generic="roman" style:font-pitch="variable" style:font-name-complex="Times New Roman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Admin</meta:initial-creator>
    <meta:creation-date>2014-05-16T13:22:00</meta:creation-date>
    <dc:date>2017-03-22T10:18:10.686857418</dc:date>
    <meta:editing-cycles>3</meta:editing-cycles>
    <meta:editing-duration>PT7M49S</meta:editing-duration>
    <meta:document-statistic meta:table-count="4" meta:image-count="0" meta:object-count="0" meta:page-count="2" meta:paragraph-count="76" meta:word-count="377" meta:character-count="2020" meta:non-whitespace-character-count="1714"/>
    <meta:generator>LibreOffice/5.1.6.2$Linux_X86_64 LibreOffice_project/10m0$Build-2</meta:generator>
    <meta:user-defined meta:name="Company">FLVS</meta:user-defined>
    <meta:user-defined meta:name="Operator">FLVS</meta:user-defined>
  </office:meta>
</office:document-meta>
</file>